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1"/>
    <style:style style:name="ce2" style:family="table-cell" style:parent-style-name="Default" style:data-style-name="N73"/>
    <style:style style:name="ce3" style:family="table-cell" style:parent-style-name="Default" style:data-style-name="N64"/>
    <style:style style:name="ce4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0250721_sampelt nicht mehr.png</text:p>
          </table:table-cell>
          <table:table-cell table:number-columns-repeated="3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4"/>
          <table:table-cell table:style-name="ce1" table:formula="of:=4025078000/97656" office:value-type="float" office:value="41216.9042352748" calcext:value-type="float">
            <text:p>41217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4"/>
          <table:table-cell table:style-name="ce1" table:formula="of:=[.E22]/3600" office:value-type="float" office:value="11.4491400653541" calcext:value-type="float">
            <text:p>11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essung gestartet</text:p>
          </table:table-cell>
          <table:table-cell table:number-columns-repeated="2"/>
          <table:table-cell table:style-name="ce2" office:value-type="date" office:date-value="2025-07-18T19:07:00" calcext:value-type="date">
            <text:p>2025-07-18 19:07: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etzt</text:p>
          </table:table-cell>
          <table:table-cell table:number-columns-repeated="2"/>
          <table:table-cell table:style-name="ce2" office:value-type="date" office:date-value="2025-07-21T09:20:00" calcext:value-type="date">
            <text:p>2025-07-21 09:20: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elta</text:p>
          </table:table-cell>
          <table:table-cell table:style-name="ce3" table:formula="of:=[.E27]-[.E26]" office:value-type="time" office:time-value="PT62H13M00S" calcext:value-type="time">
            <text:p>62:13: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62h statt 11h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teil</text:p>
          </table:table-cell>
          <table:table-cell table:style-name="ce4" table:formula="of:=11/62" office:value-type="float" office:value="0.17741935483871" calcext:value-type="float">
            <text:p>0.177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amplerate soll</text:p>
          </table:table-cell>
          <table:table-cell/>
          <table:table-cell office:value-type="float" office:value="97656" calcext:value-type="float">
            <text:p>97656</text:p>
          </table:table-cell>
          <table:table-cell office:value-type="string" calcext:value-type="string">
            <text:p>SP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mplerate angezeigt</text:p>
          </table:table-cell>
          <table:table-cell/>
          <table:table-cell office:value-type="float" office:value="12724" calcext:value-type="float">
            <text:p>12724</text:p>
          </table:table-cell>
          <table:table-cell office:value-type="string" calcext:value-type="string">
            <text:p>SP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teil</text:p>
          </table:table-cell>
          <table:table-cell table:style-name="ce4" table:formula="of:=[.E37]/[.E36]" office:value-type="float" office:value="0.13029409355288" calcext:value-type="float">
            <text:p>0.130</text:p>
          </table:table-cell>
          <table:table-cell/>
          <table:table-cell office:value-type="string" calcext:value-type="string">
            <text:p>ähnli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1T09:10:59.790958300</meta:creation-date>
    <dc:date>2025-07-21T09:24:30.053552900</dc:date>
    <meta:editing-duration>PT13M31S</meta:editing-duration>
    <meta:editing-cycles>1</meta:editing-cycles>
    <meta:document-statistic meta:table-count="1" meta:cell-count="23" meta:object-count="0"/>
    <meta:generator>LibreOffice/25.2.4.3$Windows_X86_64 LibreOffice_project/33e196637044ead23f5c3226cde09b47731f7e27</meta:generator>
  </office:meta>
</office:document-meta>
</file>